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16647" officeooo:paragraph-rsid="00016647"/>
    </style:style>
    <style:style style:name="P2" style:family="paragraph" style:parent-style-name="Text_20_body" style:list-style-name="L1">
      <style:text-properties officeooo:rsid="00016647" officeooo:paragraph-rsid="00016647"/>
    </style:style>
    <style:style style:name="P3" style:family="paragraph" style:parent-style-name="Text_20_body">
      <style:text-properties officeooo:rsid="00029a67" officeooo:paragraph-rsid="00029a67"/>
    </style:style>
    <style:style style:name="P4" style:family="paragraph" style:parent-style-name="Title">
      <style:text-properties officeooo:rsid="00016647" officeooo:paragraph-rsid="00016647"/>
    </style:style>
    <style:style style:name="T1" style:family="text">
      <style:text-properties officeooo:rsid="00025b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airMate Client (Application)</text:p>
      <text:p text:style-name="P1">Overview</text:p>
      <text:p text:style-name="P1">The FairMate client will be comprised of separate GUI and Business Logic components. The business logic side will be compiled into a simple library for the GUI to utilize. The goal is to design a simple, portable interface that will communicate with a FairMate server. </text:p>
      <text:p text:style-name="P1">FairMate Server</text:p>
      <text:p text:style-name="P1">Network Packets</text:p>
      <text:p text:style-name="P1">The FairMate client will use network sockets to retrieve/send packets to/from the FairMate server. Being that the overall functionality will be simple, the packet design will be simple, utilizing a header followed by one field for data. Packets will be kept to a minimum overall size to keep the application light. The FairMate client will differentiate packets only by the code defined in their header. Basic structure is as follows</text:p>
      <text:list xml:id="list4076524873" text:style-name="L1">
        <text:list-item>
          <text:p text:style-name="P2">Header – 2 bytes for the code, 2 bytes for the number of bytes in the data field</text:p>
        </text:list-item>
        <text:list-item>
          <text:p text:style-name="P2">Data – <text:span text:style-name="T1">512 bytes (subject to change depending on required information and name sizes)</text:span></text:p>
        </text:list-item>
      </text:list>
      <text:p text:style-name="P3">Packet objects will be in charge of serializing and deserializing themselves. All packets will be sent through the FairMate client sender</text:p>
      <text:p text:style-name="P3">Handlers</text:p>
      <text:p text:style-name="P3">Each handler in the FairMate client will be in control of one feature, or one part of a larger feature. Handlers will maintain state and react to replies from the server, as well as input from the GUI. Handlers will utilize very strict encapsulation, only allowing public members that are inherited from public interfaces. This is required to keep business logic separated from the GU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9:18:02.518258306</meta:creation-date>
    <dc:date>2019-09-18T20:00:02.709082268</dc:date>
    <meta:editing-duration>PT11M29S</meta:editing-duration>
    <meta:editing-cycles>1</meta:editing-cycles>
    <meta:document-statistic meta:table-count="0" meta:image-count="0" meta:object-count="0" meta:page-count="1" meta:paragraph-count="11" meta:word-count="242" meta:character-count="1468" meta:non-whitespace-character-count="1235"/>
    <meta:generator>LibreOffice/6.0.7.3$Linux_X86_64 LibreOffice_project/00m0$Build-3</meta:generator>
  </office:meta>
</office:document-meta>
</file>